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B0000000B02F766AFAFBA4E61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6" style:family="presentation" style:parent-style-name="Section_20_Header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7" style:family="presentation" style:parent-style-name="Section_20_Header-notes">
      <style:graphic-properties draw:fill-color="#ffffff" fo:min-height="13.364cm"/>
    </style:style>
    <style:style style:name="pr8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9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0" style:family="presentation" style:parent-style-name="Title_20_and_20_Content-notes">
      <style:graphic-properties draw:fill-color="#ffffff" fo:min-height="11.429cm"/>
    </style:style>
    <style:style style:name="pr11" style:family="presentation" style:parent-style-name="Section_20_Header-outline1" style:list-style-name="L9">
      <style:graphic-properties draw:stroke="none" svg:stroke-width="0cm" draw:fill="none" draw:textarea-vertical-align="middle" draw:auto-grow-height="false" draw:fit-to-size="false" style:shrink-to-fit="false" fo:min-height="10.798cm" fo:padding-top="0.127cm" fo:padding-bottom="0.127cm" fo:padding-left="0.254cm" fo:padding-right="0.254cm" fo:wrap-option="wrap"/>
    </style:style>
    <style:style style:name="pr12" style:family="presentation" style:parent-style-name="Section_20_Header-notes">
      <style:graphic-properties draw:fill-color="#ffffff" fo:min-height="11.429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.169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margin-left="0cm" fo:margin-right="0cm" fo:margin-top="0.127cm" fo:margin-bottom="0.212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6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>
      <style:paragraph-properties fo:margin-top="0cm" fo:margin-bottom="0cm" fo:line-height="100%" fo:text-align="end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9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.19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2" style:family="paragraph">
      <loext:graphic-properties draw:fill-color="#ffffff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14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15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hyphenate="false"/>
    </style:style>
    <style:style style:name="P16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2.223cm" fo:margin-right="0cm" fo:margin-top="0.099cm" fo:margin-bottom="0.212cm" fo:line-height="100%" fo:text-align="start" fo:text-indent="0cm">
        <style:tab-stops>
          <style:tab-stop style:position="0cm"/>
        </style:tab-stops>
      </style:paragraph-properties>
    </style:style>
    <style:style style:name="P19" style:family="paragraph">
      <loext:graphic-properties draw:fill="none"/>
      <style:paragraph-properties fo:margin-left="0cm" fo:margin-right="0cm" fo:margin-top="0.198cm" fo:margin-bottom="0.212cm" fo:line-height="100%" fo:text-align="end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entury Gothic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entury Gothic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c000" style:text-line-through-style="none" style:text-line-through-type="none" style:text-position="0% 100%" style:font-name="Century Gothic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4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entury Gothic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00000" fo:font-size="8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7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">
        <style:list-level-properties text:space-before="0.001cm" text:min-label-width="0.952cm"/>
        <style:text-properties fo:font-family="'Wingdings 2'" style:font-charset="x-symbol" fo:color="#7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001cm" text:min-label-width="0.952cm"/>
        <style:text-properties fo:color="#7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">
        <style:list-level-properties text:space-before="0.001cm" text:min-label-width="0.952cm"/>
        <style:text-properties fo:font-family="'Wingdings 2'" style:font-charset="x-symbol" fo:color="#7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fo:color="#700000" fo:font-size="80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-0.9cm" text:min-label-width="0.9cm"/>
        <style:text-properties fo:color="#7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33.203cm" svg:height="8.252cm" svg:x="0.405cm" svg:y="4.025cm" presentation:class="title" presentation:user-transformed="true">
          <draw:text-box>
            <text:p text:style-name="P1"><text:span text:style-name="T1">Information Retrieval &amp; Text Mining</text:span></text:p>
          </draw:text-box>
        </draw:frame>
        <draw:frame draw:name="Subtitle 2" presentation:style-name="pr2" draw:text-style-name="P5" draw:layer="layout" svg:width="29.366cm" svg:height="3.883cm" svg:x="2.25cm" svg:y="14.669cm" presentation:class="subtitle" presentation:user-transformed="true">
          <draw:text-box>
            <text:p text:style-name="P3"><text:span text:style-name="T2">Marius Popescu</text:span></text:p>
            <text:p text:style-name="P4"><text:span text:style-name="T3"><text:a xlink:href="mailto:popescunmarius@gmail.com" xlink:type="simple">popescunmarius@gmail.com</text:a></text:span></text:p>
            <text:p text:style-name="P3"><text:span text:style-name="T2">2018 - 2019</text:span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1" draw:layer="layout" svg:width="15.239cm" svg:height="8.572cm" svg:x="1.905cm" svg:y="3.175cm" draw:page-number="1" presentation:class="page"/>
          <draw:frame draw:name="Notes Placeholder 2" presentation:style-name="pr3" draw:text-style-name="P6" draw:layer="layout" svg:width="15.239cm" svg:height="10cm" svg:x="1.905cm" svg:y="12.224cm" presentation:class="notes" presentation:placeholder="true" presentation:user-transformed="true">
            <draw:text-box/>
          </draw:frame>
          <draw:frame draw:name="Slide Number Placeholder 3" presentation:style-name="pr4" draw:text-style-name="P8" draw:layer="layout" svg:width="8.254cm" svg:height="1.273cm" svg:x="10.791cm" svg:y="24.126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roiect 1" draw:style-name="dp1" draw:master-page-name="Section_20_Header">
        <draw:frame draw:name="Title 4" presentation:style-name="pr5" draw:text-style-name="P9" draw:layer="layout" svg:width="29.336cm" svg:height="10.592cm" svg:x="2.25cm" svg:y="1.685cm" presentation:class="title" presentation:user-transformed="true">
          <draw:text-box>
            <text:p text:style-name="P1"><text:span text:style-name="T5">Proiect 1</text:span></text:p>
          </draw:text-box>
        </draw:frame>
        <draw:frame draw:name="Text Placeholder 5" presentation:style-name="pr6" draw:text-style-name="P11" draw:layer="layout" svg:width="29.336cm" svg:height="1.204cm" svg:x="2.25cm" svg:y="14.67cm" presentation:class="outline" presentation:user-transformed="true">
          <draw:text-box>
            <text:p text:style-name="P10"><text:span text:style-name="T6">Sistem de Regasirea Informatiei pentru Limba Romana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7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rumente" draw:style-name="dp1" draw:master-page-name="Title_20_and_20_Content" presentation:presentation-page-layout-name="AL2T11">
        <draw:frame draw:name="Title 3" presentation:style-name="pr8" draw:text-style-name="P14" draw:layer="layout" svg:width="29.366cm" svg:height="2.695cm" svg:x="2.25cm" svg:y="1.242cm" presentation:class="title" presentation:user-transformed="true">
          <draw:text-box>
            <text:p text:style-name="P13"><text:span text:style-name="T7">Instrumente</text:span></text:p>
          </draw:text-box>
        </draw:frame>
        <draw:frame draw:name="Content Placeholder 4" presentation:style-name="pr9" draw:text-style-name="P17" draw:layer="layout" svg:width="29.317cm" svg:height="10.1cm" svg:x="2.274cm" svg:y="6.173cm" presentation:class="outline" presentation:user-transformed="true">
          <draw:text-box>
            <text:p text:style-name="P15"><text:span text:style-name="T8"/></text:p>
            <text:list text:style-name="L5">
              <text:list-item>
                <text:p text:style-name="P15"><text:span text:style-name="T8">Apache Lucene </text:span><text:span text:style-name="T3"><text:a xlink:href="http://lucene.apache.org/" xlink:type="simple">http://lucene.apache.org/</text:a></text:span></text:p>
              </text:list-item>
            </text:list>
            <text:p text:style-name="P15"><text:span text:style-name="T8"/></text:p>
            <text:list text:continue-numbering="true" text:style-name="L5">
              <text:list-item>
                <text:p text:style-name="P15"><text:span text:style-name="T8">Apache Tika </text:span><text:span text:style-name="T3"><text:a xlink:href="https://tika.apache.org/" xlink:type="simple">https://tika.apache.org/</text:a></text:span></text:p>
              </text:list-item>
            </text:list>
            <text:p text:style-name="P15"><text:span text:style-name="T8"/></text:p>
            <text:list text:continue-numbering="true" text:style-name="L5">
              <text:list-item>
                <text:p text:style-name="P15"><text:span text:style-name="T8">Orice alta biblioteca pe care o considerati utila</text:span></text:p>
              </text:list-item>
            </text:list>
            <text:p text:style-name="P16"><text:span text:style-name="T8"/></text:p>
          </draw:text-box>
        </draw:frame>
        <presentation:notes draw:style-name="dp3">
          <draw:page-thumbnail draw:style-name="gr1" draw:layer="layout" svg:width="16.932cm" svg:height="9.524cm" svg:x="1.058cm" svg:y="1.93cm" draw:page-number="3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Doua componente separate" draw:style-name="dp1" draw:master-page-name="Title_20_and_20_Content" presentation:presentation-page-layout-name="AL2T11">
        <draw:frame draw:name="Title 1" presentation:style-name="pr8" draw:text-style-name="P14" draw:layer="layout" svg:width="29.366cm" svg:height="2.695cm" svg:x="2.25cm" svg:y="1.242cm" presentation:class="title" presentation:user-transformed="true">
          <draw:text-box>
            <text:p text:style-name="P13"><text:span text:style-name="T7">Doua componente separate</text:span></text:p>
          </draw:text-box>
        </draw:frame>
        <draw:frame draw:name="Content Placeholder 2" presentation:style-name="pr9" draw:text-style-name="P17" draw:layer="layout" svg:width="29.317cm" svg:height="10.1cm" svg:x="2.274cm" svg:y="6.173cm" presentation:class="outline" presentation:user-transformed="true">
          <draw:text-box>
            <text:list text:style-name="L5">
              <text:list-item>
                <text:p text:style-name="P15"><text:span text:style-name="T8">Indexer: porneste de la un set de documente si creaza un “inverted index” pe care il </text:span><text:span text:style-name="T8">salveaza.</text:span></text:p>
              </text:list-item>
              <text:list-item>
                <text:p text:style-name="P15"><text:span text:style-name="T8">Searcher: porneste de la un “inverted index” (creat anterior de indexer) si poate </text:span><text:span text:style-name="T8">raspunde la (oricate) intrebari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4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dexer" draw:style-name="dp1" draw:master-page-name="Title_20_and_20_Content" presentation:presentation-page-layout-name="AL2T11">
        <draw:frame draw:name="Title 1" presentation:style-name="pr8" draw:text-style-name="P14" draw:layer="layout" svg:width="29.366cm" svg:height="2.695cm" svg:x="2.25cm" svg:y="1.242cm" presentation:class="title" presentation:user-transformed="true">
          <draw:text-box>
            <text:p text:style-name="P13"><text:span text:style-name="T7">Indexer</text:span></text:p>
          </draw:text-box>
        </draw:frame>
        <draw:frame draw:name="Content Placeholder 2" presentation:style-name="pr9" draw:text-style-name="P17" draw:layer="layout" svg:width="29.317cm" svg:height="10.1cm" svg:x="2.274cm" svg:y="6.173cm" presentation:class="outline" presentation:user-transformed="true">
          <draw:text-box>
            <text:p text:style-name="P16"><text:span text:style-name="T8">Indexseaza continutul tuturor fisierelor de tip txt, doc(x), pdf dintr-o locatie (folder) </text:span><text:span text:style-name="T8">specificata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5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Indexer &amp; Searcher" draw:style-name="dp1" draw:master-page-name="Title_20_and_20_Content" presentation:presentation-page-layout-name="AL2T11">
        <draw:frame draw:name="Title 1" presentation:style-name="pr8" draw:text-style-name="P14" draw:layer="layout" svg:width="29.366cm" svg:height="2.695cm" svg:x="2.25cm" svg:y="1.242cm" presentation:class="title" presentation:user-transformed="true">
          <draw:text-box>
            <text:p text:style-name="P13"><text:span text:style-name="T7">Indexer &amp; Searcher</text:span></text:p>
          </draw:text-box>
        </draw:frame>
        <draw:frame draw:name="Content Placeholder 2" presentation:style-name="pr9" draw:text-style-name="P17" draw:layer="layout" svg:width="29.317cm" svg:height="10.1cm" svg:x="2.274cm" svg:y="6.173cm" presentation:class="outline" presentation:user-transformed="true">
          <draw:text-box>
            <text:p text:style-name="P16"><text:span text:style-name="T8">Se vor ocupa / rezolva de problemele specifice limbii romane:</text:span></text:p>
            <text:list text:style-name="L5">
              <text:list-item>
                <text:p text:style-name="P16"><text:span text:style-name="T8">Eliminarea diacriticelor</text:span></text:p>
              </text:list-item>
              <text:list-item>
                <text:p text:style-name="P16"><text:span text:style-name="T8">Eliminarea “stop words” pentru limba romana</text:span></text:p>
              </text:list-item>
              <text:list-item>
                <text:p text:style-name="P16"><text:span text:style-name="T8">Stemming pentru limba romana</text:span></text:p>
              </text:list-item>
            </text:list>
          </draw:text-box>
        </draw:frame>
        <presentation:notes draw:style-name="dp3">
          <draw:page-thumbnail draw:style-name="gr1" draw:layer="layout" svg:width="16.932cm" svg:height="9.524cm" svg:x="1.058cm" svg:y="1.93cm" draw:page-number="6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liminarea Diacriticelor" draw:style-name="dp1" draw:master-page-name="Title_20_and_20_Content" presentation:presentation-page-layout-name="AL2T11">
        <draw:frame draw:name="Title 1" presentation:style-name="pr8" draw:text-style-name="P14" draw:layer="layout" svg:width="29.366cm" svg:height="2.695cm" svg:x="2.25cm" svg:y="1.242cm" presentation:class="title" presentation:user-transformed="true">
          <draw:text-box>
            <text:p text:style-name="P13"><text:span text:style-name="T7">Eliminarea Diacriticelor</text:span></text:p>
          </draw:text-box>
        </draw:frame>
        <draw:frame draw:name="Content Placeholder 2" presentation:style-name="pr9" draw:text-style-name="P17" draw:layer="layout" svg:width="29.317cm" svg:height="10.1cm" svg:x="2.274cm" svg:y="6.173cm" presentation:class="outline" presentation:user-transformed="true">
          <draw:text-box>
            <text:list text:style-name="L5">
              <text:list-item>
                <text:p text:style-name="P15"><text:span text:style-name="T8">Daca un document contine cuvantul “cămaşă” si se cauta “camasa” documentul va fi </text:span><text:span text:style-name="T8">regasit</text:span></text:p>
              </text:list-item>
              <text:list-item>
                <text:p text:style-name="P15"><text:span text:style-name="T8">Si invers, daca un document contine cuvantul “camasa” si se cauta “cămaşă” (sau </text:span><text:span text:style-name="T8">“cămasa”, etc.) documentul va fi regasit</text:span></text:p>
              </text:list-item>
            </text:list>
            <text:p text:style-name="P15"><text:span text:style-name="T8"/></text:p>
          </draw:text-box>
        </draw:frame>
        <presentation:notes draw:style-name="dp3">
          <draw:page-thumbnail draw:style-name="gr1" draw:layer="layout" svg:width="16.932cm" svg:height="9.524cm" svg:x="1.058cm" svg:y="1.93cm" draw:page-number="7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Eliminarea “stop words” pentru limba romana" draw:style-name="dp1" draw:master-page-name="Title_20_and_20_Content" presentation:presentation-page-layout-name="AL2T11">
        <draw:frame draw:name="Title 1" presentation:style-name="pr8" draw:text-style-name="P14" draw:layer="layout" svg:width="32.718cm" svg:height="2.695cm" svg:x="0.581cm" svg:y="1.242cm" presentation:class="title" presentation:user-transformed="true">
          <draw:text-box>
            <text:p text:style-name="P13"><text:span text:style-name="T7">Eliminarea “stop words” pentru limba romana</text:span></text:p>
          </draw:text-box>
        </draw:frame>
        <draw:frame draw:name="Content Placeholder 2" presentation:style-name="pr9" draw:text-style-name="P17" draw:layer="layout" svg:width="29.317cm" svg:height="10.1cm" svg:x="2.274cm" svg:y="6.173cm" presentation:class="outline" presentation:user-transformed="true">
          <draw:text-box>
            <text:p text:style-name="P16"><text:span text:style-name="T8">Daca se cauta “şi” sau “si”, “că” sau “ca”, etc., cautarea nu va intoarce nici un rezultat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8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Stemming pentru limba romana" draw:style-name="dp1" draw:master-page-name="Title_20_and_20_Content" presentation:presentation-page-layout-name="AL2T11">
        <draw:frame draw:name="Title 1" presentation:style-name="pr8" draw:text-style-name="P14" draw:layer="layout" svg:width="29.366cm" svg:height="2.695cm" svg:x="2.25cm" svg:y="1.242cm" presentation:class="title" presentation:user-transformed="true">
          <draw:text-box>
            <text:p text:style-name="P13"><text:span text:style-name="T7">Stemming pentru limba romana</text:span></text:p>
          </draw:text-box>
        </draw:frame>
        <draw:frame draw:name="Content Placeholder 2" presentation:style-name="pr9" draw:text-style-name="P17" draw:layer="layout" svg:width="29.317cm" svg:height="10.1cm" svg:x="2.274cm" svg:y="6.173cm" presentation:class="outline" presentation:user-transformed="true">
          <draw:text-box>
            <text:list text:style-name="L5">
              <text:list-item>
                <text:p text:style-name="P15"><text:span text:style-name="T8">Daca un document contine cuvantul “mamei” si se cauta “mama” (sau “mamele”, </text:span><text:span text:style-name="T8">etc.) documentul va fi regasit</text:span></text:p>
              </text:list-item>
              <text:list-item>
                <text:p text:style-name="P15"><text:span text:style-name="T8">Si invers, daca un document contine cuvantul “mama” si se cauta “mamei” (sau </text:span><text:span text:style-name="T8">“mamelor”, etc.) documentul va fi regasit</text:span></text:p>
              </text:list-item>
            </text:list>
            <text:p text:style-name="P15"><text:span text:style-name="T8"/></text:p>
          </draw:text-box>
        </draw:frame>
        <presentation:notes draw:style-name="dp3">
          <draw:page-thumbnail draw:style-name="gr1" draw:layer="layout" svg:width="16.932cm" svg:height="9.524cm" svg:x="1.058cm" svg:y="1.93cm" draw:page-number="9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draw:frame draw:name="Title 1" presentation:style-name="pr8" draw:text-style-name="P14" draw:layer="layout" svg:width="29.366cm" svg:height="2.695cm" svg:x="2.25cm" svg:y="1.242cm" presentation:class="title" presentation:user-transformed="true">
          <draw:text-box>
            <text:p text:style-name="P13"><text:span text:style-name="T7">Atentie la interactiunea dintre diacritice si celelalte componente</text:span></text:p>
          </draw:text-box>
        </draw:frame>
        <draw:frame draw:name="Content Placeholder 2" presentation:style-name="pr9" draw:text-style-name="P17" draw:layer="layout" svg:width="29.317cm" svg:height="10.1cm" svg:x="2.274cm" svg:y="6.173cm" presentation:class="outline" presentation:user-transformed="true">
          <draw:text-box>
            <text:list text:style-name="L5">
              <text:list-item>
                <text:p text:style-name="P15"><text:span text:style-name="T8">Lista de “stop words” e cu diacritice sau nu?</text:span></text:p>
              </text:list-item>
              <text:list-item>
                <text:p text:style-name="P15"><text:span text:style-name="T8">Stemmer-ul pentru romana din Lucene e gandit pentru diacritice. Cand eliminati </text:span><text:span text:style-name="T8">diacriticele?</text:span></text:p>
              </text:list-item>
            </text:list>
            <text:p text:style-name="P18"><text:span text:style-name="T9">Daca un document contine cuvantul “căruţă” si se cauta “carutele” documentul va fi regasit</text:span></text:p>
            <text:p text:style-name="P18"><text:span text:style-name="T9">Si invers ...</text:span></text:p>
          </draw:text-box>
        </draw:frame>
        <presentation:notes draw:style-name="dp3">
          <draw:page-thumbnail draw:style-name="gr1" draw:layer="layout" svg:width="16.932cm" svg:height="9.524cm" svg:x="1.058cm" svg:y="1.93cm" draw:page-number="10" presentation:class="page"/>
          <draw:frame presentation:style-name="pr10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redarea pana in saptamana 8 la laborator" draw:style-name="dp1" draw:master-page-name="Section_20_Header">
        <draw:frame draw:name="Title 3" presentation:style-name="pr5" draw:text-style-name="P9" draw:layer="layout" svg:width="29.336cm" svg:height="10.592cm" svg:x="2.25cm" svg:y="1.685cm" presentation:class="title" presentation:user-transformed="true">
          <draw:text-box>
            <text:p text:style-name="P1"><text:span text:style-name="T5">Predarea pana in saptamana 8 la laborator</text:span></text:p>
          </draw:text-box>
        </draw:frame>
        <draw:frame draw:name="Text Placeholder 4" presentation:style-name="pr11" draw:text-style-name="P19" draw:layer="layout" svg:width="29.336cm" svg:height="1.204cm" svg:x="2.25cm" svg:y="14.67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6.932cm" svg:height="9.524cm" svg:x="1.058cm" svg:y="1.93cm" draw:page-number="11" presentation:class="page"/>
          <draw:frame presentation:style-name="pr12" draw:text-style-name="P12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msFillBitmap_20_1" draw:display-name="msFillBitmap 1" xlink:href="Pictures/10000000000000B0000000B02F766AFAFBA4E612.png" xlink:type="simple" xlink:show="embed" xlink:actuate="onLoad"/>
    <draw:fill-image draw:name="msFillBitmap_20_2" draw:display-name="msFillBitmap 2" xlink:href="Pictures/10000000000000B0000000B02F766AFAFBA4E612.png" xlink:type="simple" xlink:show="embed" xlink:actuate="onLoad"/>
    <draw:fill-image draw:name="msFillBitmap_20_3" draw:display-name="msFillBitmap 3" xlink:href="Pictures/10000000000000B0000000B02F766AFAFBA4E61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shrink-to-fit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entury Gothic" fo:font-family="'Century Gothic'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entury Gothic" fo:font-family="'Century Gothic'" fo:font-size="18pt" fo:letter-spacing="normal" fo:language="en" fo:country="US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44cm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26cm" svg:stroke-color="#700000" draw:fill="bitmap" draw:fill-image-name="msFillBitmap_20_1" draw:fill-image-width="4.657cm" draw:fill-image-height="4.65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26cm" svg:stroke-color="#700000" draw:fill="bitmap" draw:fill-image-name="msFillBitmap_20_2" draw:fill-image-width="4.657cm" draw:fill-image-height="4.65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700000" draw:fill="bitmap" draw:fill-image-name="msFillBitmap_20_3" draw:fill-image-width="4.657cm" draw:fill-image-height="4.657cm" style:repeat="repeat" draw:fill-image-ref-point-x="0%" draw:fill-image-ref-point-y="0%" draw:fill-image-ref-point="top-left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3cm" fo:padding-left="0.254cm" fo:padding-right="0.254cm" fo:wrap-option="wrap"/>
    </style:style>
    <style:style style:name="Mpr4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Section_20_Header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Section_20_Header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9" style:family="presentation" style:parent-style-name="Section_20_Header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3cm" fo:padding-left="0.254cm" fo:padding-right="0.254cm" fo:wrap-option="wrap"/>
    </style:style>
    <style:style style:name="Mpr10" style:family="presentation" style:parent-style-name="Section_20_Header-backgroundobjects">
      <style:graphic-properties draw:stroke="none" draw:fill="none" draw:fill-color="#ffffff" draw:auto-grow-height="false" fo:min-height="1.27cm"/>
    </style:style>
    <style:style style:name="Mpr11" style:family="presentation" style:parent-style-name="Section_20_Header-backgroundobjects">
      <style:graphic-properties draw:stroke="none" draw:fill="none" draw:fill-color="#ffffff" draw:textarea-vertical-align="bottom" draw:auto-grow-height="false" fo:min-height="1.27cm"/>
    </style:style>
    <style:style style:name="Mpr12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13" style:family="presentation" style:parent-style-name="Title_20_and_20_Content-outline1">
      <style:graphic-properties draw:stroke="none" svg:stroke-width="0cm" draw:fill="none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4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1.049cm" fo:padding-top="0.127cm" fo:padding-bottom="0.03cm" fo:padding-left="0.254cm" fo:padding-right="0.254cm" fo:wrap-option="wrap"/>
    </style:style>
    <style:style style:name="Mpr16" style:family="presentation" style:parent-style-name="Title_20_and_20_Content-backgroundobjects">
      <style:graphic-properties draw:stroke="none" draw:fill="none" draw:fill-color="#ffffff" draw:auto-grow-height="false" fo:min-height="1.27cm"/>
    </style:style>
    <style:style style:name="Mpr17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bitmap" draw:fill-image-name="msFillBitmap_20_1" draw:fill-image-width="4.657cm" draw:fill-image-height="4.65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font-size="5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20pt" style:font-size-asian="14pt" style:font-size-complex="14pt"/>
    </style:style>
    <style:style style:name="MP13" style:family="paragraph">
      <loext:graphic-properties draw:fill="bitmap" draw:fill-image-name="msFillBitmap_20_2" draw:fill-image-width="4.657cm" draw:fill-image-height="4.65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4" style:family="paragraph">
      <style:paragraph-properties fo:margin-top="0cm" fo:margin-bottom="0cm" fo:line-height="100%" fo:text-align="center" style:punctuation-wrap="hanging" style:writing-mode="lr-tb"/>
      <style:text-properties fo:font-size="48pt"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6" style:family="paragraph">
      <style:paragraph-properties fo:margin-left="0cm" fo:margin-right="0cm" fo:margin-top="0.198cm" fo:margin-bottom="0.212cm" fo:line-height="100%" fo:text-align="end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8" style:family="paragraph">
      <loext:graphic-properties draw:fill="bitmap" draw:fill-image-name="msFillBitmap_20_3" draw:fill-image-width="4.657cm" draw:fill-image-height="4.657cm" style:repeat="repeat" draw:fill-image-ref-point-x="0%" draw:fill-image-ref-point-y="0%" draw:fill-image-ref-point="top-left"/>
      <style:paragraph-properties fo:text-align="start"/>
      <style:text-properties fo:font-size="18pt"/>
    </style:style>
    <style:style style:name="MP19" style:family="paragraph">
      <style:paragraph-properties fo:margin-top="0cm" fo:margin-bottom="0cm" fo:line-height="100%" fo:text-align="start" style:punctuation-wrap="hanging" style:writing-mode="lr-tb"/>
      <style:text-properties fo:font-size="40pt" fo:hyphenate="false"/>
    </style:style>
    <style:style style:name="M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21" style:family="paragraph">
      <style:paragraph-properties fo:margin-left="0cm" fo:margin-right="0cm" fo:margin-top="0.127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2" style:family="paragraph">
      <style:paragraph-properties fo:margin-left="0cm" fo:margin-right="0cm" fo:margin-top="0.113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3" style:family="paragraph">
      <style:paragraph-properties fo:margin-left="0cm" fo:margin-right="0cm" fo:margin-top="0.099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4" style:family="paragraph">
      <style:paragraph-properties fo:margin-left="0cm" fo:margin-right="0cm" fo:margin-top="0.085cm" fo:margin-bottom="0.212cm" fo:line-height="100%" fo:text-align="start" fo:text-indent="0cm" style:punctuation-wrap="hanging" style:writing-mode="lr-tb"/>
      <style:text-properties fo:font-size="18pt" fo:hyphenate="false"/>
    </style:style>
    <style:style style:name="MP2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Century Gothic" fo:font-size="54pt" fo:letter-spacing="normal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entury Gothic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700000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entury Gothic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entury Gothic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entury Gothic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entury Gothic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7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number text:level="1" style:num-format="">
        <style:list-level-properties text:space-before="0.3cm" text:min-label-width="0.9cm"/>
        <style:text-properties fo:color="#700000" fo:font-size="8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">
        <style:list-level-properties text:space-before="0.001cm" text:min-label-width="0.952cm"/>
        <style:text-properties fo:font-family="'Wingdings 2'" style:font-charset="x-symbol" fo:color="#7000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">
        <style:list-level-properties text:space-before="0.001cm" text:min-label-width="0.952cm"/>
        <style:text-properties fo:font-family="'Wingdings 2'" style:font-charset="x-symbol" fo:color="#700000" fo:font-size="80%"/>
      </text:list-level-style-bullet>
      <text:list-level-style-bullet text:level="2" text:bullet-char="">
        <style:list-level-properties text:space-before="1.271cm" text:min-label-width="0.793cm"/>
        <style:text-properties fo:font-family="'Wingdings 2'" style:font-charset="x-symbol" fo:color="#700000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">
        <style:list-level-properties text:space-before="0.001cm" text:min-label-width="0.952cm"/>
        <style:text-properties fo:font-family="'Wingdings 2'" style:font-charset="x-symbol" fo:color="#700000" fo:font-size="80%"/>
      </text:list-level-style-bullet>
      <text:list-level-style-bullet text:level="2" text:bullet-char="">
        <style:list-level-properties text:space-before="1.271cm" text:min-label-width="0.793cm"/>
        <style:text-properties fo:font-family="'Wingdings 2'" style:font-charset="x-symbol" fo:color="#700000" fo:font-size="80%"/>
      </text:list-level-style-bullet>
      <text:list-level-style-bullet text:level="3" text:bullet-char="">
        <style:list-level-properties text:space-before="2.541cm" text:min-label-width="0.634cm"/>
        <style:text-properties fo:font-family="'Wingdings 2'" style:font-charset="x-symbol" fo:color="#700000" fo:font-size="8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">
        <style:list-level-properties text:space-before="0.001cm" text:min-label-width="0.952cm"/>
        <style:text-properties fo:font-family="'Wingdings 2'" style:font-charset="x-symbol" fo:color="#700000" fo:font-size="80%"/>
      </text:list-level-style-bullet>
      <text:list-level-style-bullet text:level="2" text:bullet-char="">
        <style:list-level-properties text:space-before="1.271cm" text:min-label-width="0.793cm"/>
        <style:text-properties fo:font-family="'Wingdings 2'" style:font-charset="x-symbol" fo:color="#700000" fo:font-size="80%"/>
      </text:list-level-style-bullet>
      <text:list-level-style-bullet text:level="3" text:bullet-char="">
        <style:list-level-properties text:space-before="2.541cm" text:min-label-width="0.634cm"/>
        <style:text-properties fo:font-family="'Wingdings 2'" style:font-charset="x-symbol" fo:color="#700000" fo:font-size="80%"/>
      </text:list-level-style-bullet>
      <text:list-level-style-bullet text:level="4" text:bullet-char="">
        <style:list-level-properties text:space-before="3.811cm" text:min-label-width="0.634cm"/>
        <style:text-properties fo:font-family="'Wingdings 2'" style:font-charset="x-symbol" fo:color="#700000" fo:font-size="8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bullet text:level="1" text:bullet-char="">
        <style:list-level-properties text:space-before="0.001cm" text:min-label-width="0.952cm"/>
        <style:text-properties fo:font-family="'Wingdings 2'" style:font-charset="x-symbol" fo:color="#700000" fo:font-size="80%"/>
      </text:list-level-style-bullet>
      <text:list-level-style-bullet text:level="2" text:bullet-char="">
        <style:list-level-properties text:space-before="1.271cm" text:min-label-width="0.793cm"/>
        <style:text-properties fo:font-family="'Wingdings 2'" style:font-charset="x-symbol" fo:color="#700000" fo:font-size="80%"/>
      </text:list-level-style-bullet>
      <text:list-level-style-bullet text:level="3" text:bullet-char="">
        <style:list-level-properties text:space-before="2.541cm" text:min-label-width="0.634cm"/>
        <style:text-properties fo:font-family="'Wingdings 2'" style:font-charset="x-symbol" fo:color="#700000" fo:font-size="80%"/>
      </text:list-level-style-bullet>
      <text:list-level-style-bullet text:level="4" text:bullet-char="">
        <style:list-level-properties text:space-before="3.811cm" text:min-label-width="0.634cm"/>
        <style:text-properties fo:font-family="'Wingdings 2'" style:font-charset="x-symbol" fo:color="#700000" fo:font-size="80%"/>
      </text:list-level-style-bullet>
      <text:list-level-style-bullet text:level="5" text:bullet-char="">
        <style:list-level-properties text:space-before="5.081cm" text:min-label-width="0.634cm"/>
        <style:text-properties fo:font-family="'Wingdings 2'" style:font-charset="x-symbol" fo:color="#700000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6" draw:style-name="Mgr3" draw:text-style-name="MP5" draw:layer="backgroundobjects" svg:width="33.866cm" svg:height="5.665cm" svg:x="0cm" svg:y="13.38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Freeform 6" draw:style-name="Mgr4" draw:text-style-name="MP6" draw:layer="backgroundobjects" svg:width="33.866cm" svg:height="14.454cm" svg:x="0cm" svg:y="-0.009cm">
        <text:p/>
        <draw:enhanced-geometry draw:mirror-horizontal="false" draw:mirror-vertical="false" drawooo:sub-view-size="5760 3278" draw:text-areas="0 0 ?f0 ?f1" svg:viewBox="0 0 0 0" draw:type="ooxml-non-primitive" draw:enhanced-path="M 5760 0 L 0 0 0 3090 943 3090 1123 3270 1123 3270 1127 3272 1133 3275 1139 3278 1144 3278 1150 3278 1155 3275 1161 3272 1165 3270 1345 3090 5760 3090 5760 0 Z N">
          <draw:equation draw:name="f0" draw:formula="logwidth"/>
          <draw:equation draw:name="f1" draw:formula="logheight"/>
        </draw:enhanced-geometry>
      </draw:custom-shape>
      <draw:frame draw:name="Title 1" presentation:style-name="Mpr1" draw:text-style-name="MP8" draw:layer="backgroundobjects" svg:width="29.366cm" svg:height="8.252cm" svg:x="2.25cm" svg:y="4.025cm" presentation:class="title" presentation:user-transformed="true">
        <draw:text-box>
          <text:p text:style-name="MP7"><text:span text:style-name="MT1">Click to edit Master title style</text:span></text:p>
        </draw:text-box>
      </draw:frame>
      <draw:frame draw:name="Date Placeholder 3" presentation:style-name="Mpr2" draw:text-style-name="MP10" draw:layer="backgroundobjects" svg:width="3.732cm" svg:height="1.013cm" svg:x="25.93cm" svg:y="16.782cm" presentation:class="date-time" presentation:user-transformed="true">
        <draw:text-box>
          <text:p text:style-name="MP9"><text:span text:style-name="MT2"><text:date style:data-style-name="D1" text:date-value="2019-03-24">3/24/19</text:date></text:span></text:p>
        </draw:text-box>
      </draw:frame>
      <draw:frame draw:name="Footer Placeholder 4" presentation:style-name="Mpr2" draw:text-style-name="MP10" draw:layer="backgroundobjects" svg:width="24.011cm" svg:height="1.013cm" svg:x="1.254cm" svg:y="16.782cm" presentation:class="footer" presentation:user-transformed="true">
        <draw:text-box>
          <text:p text:style-name="MP11"><text:span text:style-name="MT2">Add a footer </text:span></text:p>
        </draw:text-box>
      </draw:frame>
      <draw:frame draw:name="Slide Number Placeholder 5" presentation:style-name="Mpr3" draw:text-style-name="MP12" draw:layer="backgroundobjects" svg:width="2.949cm" svg:height="1.362cm" svg:x="29.662cm" svg:y="16.4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draw:custom-shape draw:name="Freeform 7" draw:style-name="Mgr5" draw:text-style-name="MP13" draw:layer="backgroundobjects" svg:width="33.866cm" svg:height="14.454cm" svg:x="0cm" svg:y="0cm">
        <text:p/>
        <draw:enhanced-geometry draw:mirror-horizontal="false" draw:mirror-vertical="false" drawooo:sub-view-size="5760 3278" draw:text-areas="0 0 ?f0 ?f1" svg:viewBox="0 0 0 0" draw:type="ooxml-non-primitive" draw:enhanced-path="M 0 0 L 5760 0 5760 3090 4817 3090 4637 3270 4637 3270 4633 3272 4627 3275 4621 3278 4616 3278 4610 3278 4605 3275 4599 3272 4595 3270 4415 3090 0 3090 0 0 0 0 Z N">
          <draw:equation draw:name="f0" draw:formula="logwidth"/>
          <draw:equation draw:name="f1" draw:formula="logheight"/>
        </draw:enhanced-geometry>
      </draw:custom-shape>
      <draw:frame draw:name="Title 1" presentation:style-name="Mpr6" draw:text-style-name="MP15" draw:layer="backgroundobjects" svg:width="29.336cm" svg:height="10.592cm" svg:x="2.25cm" svg:y="1.685cm" presentation:class="title" presentation:user-transformed="true">
        <draw:text-box>
          <text:p text:style-name="MP14"><text:span text:style-name="MT4">Click to edit Master title style</text:span></text:p>
        </draw:text-box>
      </draw:frame>
      <draw:frame draw:name="Text Placeholder 2" presentation:style-name="Mpr7" draw:text-style-name="MP17" draw:layer="backgroundobjects" svg:width="29.336cm" svg:height="1.204cm" svg:x="2.25cm" svg:y="14.67cm" presentation:class="outline" presentation:user-transformed="true">
        <draw:text-box>
          <text:p text:style-name="MP16"><text:span text:style-name="MT5">Edit Master text styles</text:span></text:p>
        </draw:text-box>
      </draw:frame>
      <draw:frame draw:name="Date Placeholder 3" presentation:style-name="Mpr8" draw:text-style-name="MP10" draw:layer="backgroundobjects" svg:width="3.732cm" svg:height="1.013cm" svg:x="25.93cm" svg:y="16.782cm" presentation:class="date-time" presentation:user-transformed="true">
        <draw:text-box>
          <text:p text:style-name="MP9"><text:span text:style-name="MT2"><text:date style:data-style-name="D1" text:date-value="2019-03-24">3/24/19</text:date></text:span></text:p>
        </draw:text-box>
      </draw:frame>
      <draw:frame draw:name="Footer Placeholder 4" presentation:style-name="Mpr8" draw:text-style-name="MP10" draw:layer="backgroundobjects" svg:width="24.011cm" svg:height="1.013cm" svg:x="1.254cm" svg:y="16.782cm" presentation:class="footer" presentation:user-transformed="true">
        <draw:text-box>
          <text:p text:style-name="MP11"><text:span text:style-name="MT2">Add a footer </text:span></text:p>
        </draw:text-box>
      </draw:frame>
      <draw:frame draw:name="Slide Number Placeholder 5" presentation:style-name="Mpr9" draw:text-style-name="MP12" draw:layer="backgroundobjects" svg:width="2.949cm" svg:height="1.362cm" svg:x="29.662cm" svg:y="16.4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Section_20_Header-title" draw:layer="backgroundobjects" svg:width="16.932cm" svg:height="9.524cm" svg:x="1.058cm" svg:y="1.93cm" presentation:class="page"/>
        <draw:frame presentation:style-name="Section_20_Header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0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1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1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Freeform 6" draw:style-name="Mgr6" draw:text-style-name="MP18" draw:layer="backgroundobjects" svg:width="33.866cm" svg:height="6.071cm" svg:x="0cm" svg:y="0cm">
        <text:p/>
        <draw:enhanced-geometry draw:mirror-horizontal="false" draw:mirror-vertical="false" drawooo:sub-view-size="5760 1377" draw:text-areas="0 0 ?f0 ?f1" svg:viewBox="0 0 0 0" draw:type="ooxml-non-primitive" draw:enhanced-path="M 5760 0 L 0 0 0 1189 943 1189 1123 1369 1123 1369 1127 1371 1133 1374 1139 1377 1144 1377 1150 1377 1155 1374 1161 1371 1165 1369 1345 1189 5760 1189 5760 0 Z N">
          <draw:equation draw:name="f0" draw:formula="logwidth"/>
          <draw:equation draw:name="f1" draw:formula="logheight"/>
        </draw:enhanced-geometry>
      </draw:custom-shape>
      <draw:frame draw:name="Title 1" presentation:style-name="Mpr12" draw:text-style-name="MP20" draw:layer="backgroundobjects" svg:width="29.366cm" svg:height="2.695cm" svg:x="2.25cm" svg:y="1.242cm" presentation:class="title" presentation:user-transformed="true">
        <draw:text-box>
          <text:p text:style-name="MP19"><text:span text:style-name="MT6">Click to edit Master title style</text:span></text:p>
        </draw:text-box>
      </draw:frame>
      <draw:frame draw:name="Content Placeholder 2" presentation:style-name="Mpr13" draw:text-style-name="MP25" draw:layer="backgroundobjects" svg:width="29.317cm" svg:height="10.1cm" svg:x="2.274cm" svg:y="6.173cm" presentation:class="outline" presentation:user-transformed="true">
        <draw:text-box>
          <text:list text:style-name="ML7">
            <text:list-item>
              <text:p text:style-name="MP21"><text:span text:style-name="MT7">Edit Master text styles</text:span></text:p>
            </text:list-item>
          </text:list>
          <text:list text:style-name="ML8">
            <text:list-item>
              <text:list>
                <text:list-item>
                  <text:p text:style-name="MP22"><text:span text:style-name="MT8">Second level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23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4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4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4" draw:text-style-name="MP10" draw:layer="backgroundobjects" svg:width="3.732cm" svg:height="1.013cm" svg:x="25.93cm" svg:y="16.782cm" presentation:class="date-time" presentation:user-transformed="true">
        <draw:text-box>
          <text:p text:style-name="MP9"><text:span text:style-name="MT2"><text:date style:data-style-name="D1" text:date-value="2019-03-24">3/24/19</text:date></text:span></text:p>
        </draw:text-box>
      </draw:frame>
      <draw:frame draw:name="Footer Placeholder 4" presentation:style-name="Mpr14" draw:text-style-name="MP10" draw:layer="backgroundobjects" svg:width="24.011cm" svg:height="1.013cm" svg:x="1.254cm" svg:y="16.782cm" presentation:class="footer" presentation:user-transformed="true">
        <draw:text-box>
          <text:p text:style-name="MP11"><text:span text:style-name="MT2">Add a footer </text:span></text:p>
        </draw:text-box>
      </draw:frame>
      <draw:frame draw:name="Slide Number Placeholder 5" presentation:style-name="Mpr15" draw:text-style-name="MP12" draw:layer="backgroundobjects" svg:width="2.949cm" svg:height="1.362cm" svg:x="29.662cm" svg:y="16.433cm" presentation:class="page-number" presentation:user-transformed="true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932cm" svg:height="9.524cm" svg:x="1.058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16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16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17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17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editing-cycles>1</meta:editing-cycles>
    <meta:creation-date>2018-09-08T07:39:54</meta:creation-date>
    <dc:date>2019-03-12T10:57:27</dc:date>
    <meta:editing-duration>P0D</meta:editing-duration>
    <meta:generator>LibreOffice/6.0.6.2$Linux_X86_64 LibreOffice_project/00m0$Build-2</meta:generator>
    <meta:document-statistic meta:object-count="92"/>
    <meta:user-defined meta:name="AppVersion">16.0000</meta:user-defined>
    <meta:user-defined meta:name="ContentTypeId">0x010100DEEA25CC0A0AC24199CDC46C25B8B0BC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Persuasive speech outline " xlink:href=""/>
  </office:meta>
</office:document-meta>
</file>